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27cm" svg:x="9.89cm" svg:y="1.635cm">
          <text:p text:style-name="P1">Bo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9" draw:layer="layout" svg:width="3.175cm" svg:height="0.635cm" svg:x="16.875cm" svg:y="7.985cm">
          <text:p text:style-name="P1">Remo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3.175cm" svg:height="0.635cm" svg:x="14.97cm" svg:y="1cm">
          <text:p text:style-name="P1">Situ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3.175cm" svg:height="0.635cm" svg:x="15.023cm" svg:y="2.27cm">
          <text:p text:style-name="P1">Mo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3.175cm" svg:height="0.635cm" svg:x="15.023cm" svg:y="3.54cm">
          <text:p text:style-name="P1">Condi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5" draw:layer="layout" svg:width="3.175cm" svg:height="1.27cm" svg:x="9.89cm" svg:y="4.175cm">
          <text:p text:style-name="P1">SailBo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6" draw:layer="layout" svg:width="3.175cm" svg:height="0.635cm" svg:x="15.023cm" svg:y="4.81cm">
          <text:p text:style-name="P1">Sail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13.065cm" svg:y1="2.269cm" svg:x2="14.97cm" svg:y2="1.317cm" draw:start-shape="id1" draw:start-glue-point="7" draw:end-shape="id2" draw:end-glue-point="5" svg:d="m13065 2269h952v-952h953">
          <text:p/>
        </draw:connector>
        <draw:connector draw:style-name="gr2" draw:text-style-name="P1" draw:layer="layout" svg:x1="13.065cm" svg:y1="2.269cm" svg:x2="15.023cm" svg:y2="2.587cm" draw:start-shape="id1" draw:start-glue-point="7" draw:end-shape="id3" draw:end-glue-point="5" svg:d="m13065 2269h979v318h979">
          <text:p/>
        </draw:connector>
        <draw:connector draw:style-name="gr2" draw:text-style-name="P1" draw:layer="layout" svg:x1="13.065cm" svg:y1="2.269cm" svg:x2="15.023cm" svg:y2="3.857cm" draw:start-shape="id1" draw:start-glue-point="7" draw:end-shape="id4" draw:end-glue-point="5" svg:d="m13065 2269h979v1588h979">
          <text:p/>
        </draw:connector>
        <draw:connector draw:style-name="gr2" draw:text-style-name="P1" draw:layer="layout" svg:x1="13.065cm" svg:y1="4.809cm" svg:x2="15.023cm" svg:y2="5.127cm" draw:start-shape="id5" draw:start-glue-point="7" draw:end-shape="id6" draw:end-glue-point="5" svg:d="m13065 4809h979v318h979">
          <text:p/>
        </draw:connector>
        <draw:custom-shape draw:style-name="gr1" draw:text-style-name="P1" draw:id="id8" draw:layer="layout" svg:width="3.175cm" svg:height="0.635cm" svg:x="14.97cm" svg:y="6.08cm">
          <text:p text:style-name="P1">Controll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7" draw:layer="layout" svg:width="3.175cm" svg:height="0.635cm" svg:x="12.43cm" svg:y="7.985cm">
          <text:p text:style-name="P1">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4.017cm" svg:y1="7.985cm" svg:x2="16.557cm" svg:y2="6.715cm" draw:start-shape="id7" draw:start-glue-point="4" draw:end-shape="id8" draw:end-glue-point="6" svg:d="m14017 7985v-635h2540v-635">
          <text:p/>
        </draw:connector>
        <draw:connector draw:style-name="gr3" draw:text-style-name="P1" draw:layer="layout" svg:x1="18.462cm" svg:y1="7.985cm" svg:x2="16.557cm" svg:y2="6.715cm" draw:start-shape="id9" draw:start-glue-point="4" draw:end-shape="id8" draw:end-glue-point="6" svg:d="m18462 7985v-635h-1905v-635">
          <text:p/>
        </draw:connector>
        <draw:connector draw:style-name="gr3" draw:text-style-name="P1" draw:layer="layout" svg:x1="11.477cm" svg:y1="4.175cm" svg:x2="11.477cm" svg:y2="2.905cm" draw:start-shape="id5" draw:start-glue-point="4" draw:end-shape="id1" draw:end-glue-point="6" svg:d="m11477 4175v-1270">
          <text:p/>
        </draw:connector>
        <draw:connector draw:style-name="gr2" draw:text-style-name="P1" draw:layer="layout" svg:x1="14.97cm" svg:y1="6.397cm" svg:x2="13.065cm" svg:y2="4.809cm" draw:start-shape="id8" draw:start-glue-point="5" draw:end-shape="id5" draw:end-glue-point="7" svg:d="m14970 6397h-953v-1588h-952">
          <text:p/>
        </draw:connector>
        <draw:custom-shape draw:style-name="gr1" draw:text-style-name="P1" draw:id="id11" draw:layer="layout" svg:width="3.175cm" svg:height="1.27cm" svg:x="5.445cm" svg:y="6.715cm">
          <text:p text:style-name="P1">Wor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3.175cm" svg:height="0.635cm" svg:x="1cm" svg:y="5.445cm">
          <text:p text:style-name="P1">Wi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3" draw:layer="layout" svg:width="3.175cm" svg:height="0.635cm" svg:x="1cm" svg:y="7.985cm">
          <text:p text:style-name="P1">La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2" draw:layer="layout" svg:width="3.175cm" svg:height="0.635cm" svg:x="1cm" svg:y="6.715cm">
          <text:p text:style-name="P1">Curr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175cm" svg:y1="5.762cm" svg:x2="5.445cm" svg:y2="7.349cm" draw:start-shape="id10" draw:start-glue-point="7" draw:end-shape="id11" draw:end-glue-point="5" svg:d="m4175 5762h635v1587h635">
          <text:p/>
        </draw:connector>
        <draw:connector draw:style-name="gr2" draw:text-style-name="P1" draw:layer="layout" svg:x1="4.175cm" svg:y1="7.032cm" svg:x2="5.445cm" svg:y2="7.349cm" draw:start-shape="id12" draw:start-glue-point="7" draw:end-shape="id11" draw:end-glue-point="5" svg:d="m4175 7032h635v317h635">
          <text:p/>
        </draw:connector>
        <draw:connector draw:style-name="gr2" draw:text-style-name="P1" draw:layer="layout" svg:x1="4.175cm" svg:y1="8.302cm" svg:x2="5.445cm" svg:y2="7.349cm" draw:start-shape="id13" draw:start-glue-point="7" draw:end-shape="id11" draw:end-glue-point="5" svg:d="m4175 8302h635v-953h635">
          <text:p/>
        </draw:connector>
        <draw:connector draw:style-name="gr2" draw:text-style-name="P1" draw:layer="layout" svg:x1="12.43cm" svg:y1="8.302cm" svg:x2="8.62cm" svg:y2="7.349cm" draw:start-shape="id7" draw:start-glue-point="5" draw:end-shape="id11" draw:end-glue-point="7" svg:d="m12430 8302h-1905v-953h-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31T12:07:07</meta:creation-date>
    <meta:generator>OpenOffice.org/3.1$Unix OpenOffice.org_project/310m19$Build-9420</meta:generator>
    <dc:date>2010-05-31T13:25:28</dc:date>
    <meta:editing-duration>PT01H18M38S</meta:editing-duration>
    <meta:editing-cycles>5</meta:editing-cycles>
    <meta:document-statistic meta:object-count="25"/>
  </office:meta>
</office:document-meta>
</file>